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6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43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9" table:default-cell-style-name="Default"/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1" office:value-type="string" calcext:value-type="string">
            <text:p>The following are inputs from gate driver datasheet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ax current [A]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Resulting Rc</text:p>
          </table:table-cell>
          <table:table-cell table:style-name="ce4" table:formula="of:=15/[.B3]" office:value-type="float" office:value="7.5" calcext:value-type="float">
            <text:p>7.5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Max sink current [A]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2"/>
          <table:table-cell table:style-name="ce2" office:value-type="string" calcext:value-type="string">
            <text:p>Resulting Rd</text:p>
          </table:table-cell>
          <table:table-cell table:style-name="ce4" table:formula="of:=15/[.B4]" office:value-type="float" office:value="6" calcext:value-type="float">
            <text:p>6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The following is input from FET datasheet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ate resistance [R]</text:p>
          </table:table-cell>
          <table:table-cell table:style-name="ce3" office:value-type="float" office:value="1.8" calcext:value-type="float">
            <text:p>1.8</text:p>
          </table:table-cell>
          <table:table-cell table:number-columns-repeated="2"/>
          <table:table-cell table:style-name="ce2" office:value-type="string" calcext:value-type="string">
            <text:p>Resulting Rgi</text:p>
          </table:table-cell>
          <table:table-cell table:style-name="ce4" table:formula="of:=[.B7]/[.B11]" office:value-type="float" office:value="0.6" calcext:value-type="float">
            <text:p>0.6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iss [nF]</text:p>
          </table:table-cell>
          <table:table-cell table:style-name="ce3" office:value-type="float" office:value="11.4" calcext:value-type="float">
            <text:p>11.4</text:p>
          </table:table-cell>
          <table:table-cell table:number-columns-repeated="2"/>
          <table:table-cell table:style-name="ce2" office:value-type="string" calcext:value-type="string">
            <text:p>Resulting Ciss</text:p>
          </table:table-cell>
          <table:table-cell table:style-name="ce4" table:formula="of:=[.B8]*[.B11]" office:value-type="float" office:value="34.2" calcext:value-type="float">
            <text:p>34.2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The following is input from Schematic - MP2 has 3 paralell FETs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2" office:value-type="string" calcext:value-type="string">
            <text:p>Number of FETs per Group 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" office:value-type="string" calcext:value-type="string">
            <text:p>Play around with this value until you get the desired time cosntant (just above 300 is recommended)</text:p>
          </table:table-cell>
          <table:table-cell table:style-name="ce2"/>
          <table:table-cell table:number-columns-repeated="2"/>
          <table:table-cell table:style-name="ce2"/>
          <table:table-cell table:number-columns-repeated="59"/>
        </table:table-row>
        <table:table-row table:style-name="ro1">
          <table:table-cell table:style-name="ce2" office:value-type="string" calcext:value-type="string">
            <text:p>External resistance [R]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2"/>
          <table:table-cell table:style-name="ce2" office:value-type="string" calcext:value-type="string">
            <text:p>Resulting Rge</text:p>
          </table:table-cell>
          <table:table-cell table:style-name="ce4" table:formula="of:=[.B14]/3" office:value-type="float" office:value="1.56666666666667" calcext:value-type="float">
            <text:p>1.56666666666667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3"/>
          <table:table-cell table:style-name="ce1" office:value-type="string" calcext:value-type="string">
            <text:p>Time constant charge [ns]</text:p>
          </table:table-cell>
          <table:table-cell/>
          <table:table-cell table:style-name="ce5" table:formula="of:=([.F3]+[.F7]+[.F14])*[.F8]" office:value-type="float" office:value="330.6" calcext:value-type="float">
            <text:p>330.6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" office:value-type="string" calcext:value-type="string">
            <text:p>Time constant discharge [ns]</text:p>
          </table:table-cell>
          <table:table-cell/>
          <table:table-cell table:style-name="ce5" table:formula="of:=([.F4]+[.F7]+[.F14])*[.F8]" office:value-type="float" office:value="279.3" calcext:value-type="float">
            <text:p>279.3</text:p>
          </table:table-cell>
          <table:table-cell table:number-columns-repeated="58"/>
        </table:table-row>
        <table:table-row table:style-name="ro2" table:number-rows-repeated="3">
          <table:table-cell table:number-columns-repeated="64"/>
        </table:table-row>
        <table:table-row table:style-name="ro1">
          <table:table-cell table:style-name="ce2" office:value-type="string" calcext:value-type="string">
            <text:p>Input fields marked green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utput fields marked yellow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Formula assumes individual gate resistors for all FETs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It is recommended to use E6 or E12 series values for resistors due to availability</text:p>
          </table:table-cell>
          <table:table-cell table:number-columns-repeated="63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 style:data-style-name="N2" text:time-value="01:27:53.5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3-12-21T01:29:03.076000000</dc:date>
    <meta:editing-duration>PT15M3S</meta:editing-duration>
    <meta:editing-cycles>4</meta:editing-cycles>
    <meta:document-statistic meta:table-count="1" meta:cell-count="34" meta:object-count="0"/>
  </office:meta>
</office:document-meta>
</file>